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Trebuchet MS'" svg:font-family="'Trebuchet MS'"/>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3229166666666665in"/>
    </style:style>
    <style:style style:name="co3" style:family="table-column">
      <style:table-column-properties fo:break-before="auto" style:column-width="3.1145833333333335in"/>
    </style:style>
    <style:style style:name="co4" style:family="table-column">
      <style:table-column-properties fo:break-before="auto" style:column-width="2.864583333333333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8333333333333334in" fo:break-before="auto" style:use-optimal-row-height="false"/>
    </style:style>
    <style:style style:name="ro4" style:family="table-row">
      <style:table-row-properties style:row-height="0.8020833333333334in" fo:break-before="auto" style:use-optimal-row-height="false"/>
    </style:style>
    <style:style style:name="ro5" style:family="table-row">
      <style:table-row-properties style:row-height="0.6458333333333334in" fo:break-before="auto" style:use-optimal-row-height="false"/>
    </style:style>
    <style:style style:name="ro6" style:family="table-row">
      <style:table-row-properties style:row-height="0.6666666666666666in" fo:break-before="auto" style:use-optimal-row-height="false"/>
    </style:style>
    <style:style style:name="ro7" style:family="table-row">
      <style:table-row-properties style:row-height="0.75in" fo:break-before="auto" style:use-optimal-row-height="false"/>
    </style:style>
    <style:style style:name="ro8" style:family="table-row">
      <style:table-row-properties style:row-height="0.6354166666666666in" fo:break-before="auto" style:use-optimal-row-height="false"/>
    </style:style>
    <style:style style:name="ro9" style:family="table-row">
      <style:table-row-properties style:row-height="0.6875in" fo:break-before="auto" style:use-optimal-row-height="false"/>
    </style:style>
    <style:style style:name="ro10" style:family="table-row">
      <style:table-row-properties style:row-height="0.84375in" fo:break-before="auto" style:use-optimal-row-height="false"/>
    </style:style>
    <style:style style:name="ro11" style:family="table-row">
      <style:table-row-properties style:row-height="0.8229166666666666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21pt" style:font-size-asian="21pt" style:font-size-complex="21pt" fo:color="#00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6pt" style:font-size-asian="16pt" style:font-size-complex="16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2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3">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border-bottom="1.0pt solid #000000"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7" style:family="table-cell" style:parent-style-name="Default">
      <style:table-cell-properties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vertical-align="middle" fo:background-color="#F3F3F3"/>
      <style:paragraph-properties/>
      <style:text-properties style:font-name="Arial" style:font-name-asian="Arial" fo:font-weight="bold" style:font-weight-asian="bold" style:font-weight-complex="bold" fo:font-style="normal" style:font-style-asian="normal" style:font-style-complex="normal" style:text-line-through-style="none" fo:font-size="20pt" style:font-size-asian="20pt" style:font-size-complex="20pt" fo:color="#000000" style:text-underline-style="none"/>
    </style:style>
    <style:style style:name="ce39" style:family="table-cell" style:parent-style-name="Default">
      <style:table-cell-properties fo:wrap-option="wrap" style:vertical-align="middle" fo:background-color="#F3F3F3"/>
      <style:paragraph-properties/>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40" style:family="table-cell" style:parent-style-name="Default">
      <style:table-cell-properties fo:wrap-option="wrap" style:vertical-align="bottom" fo:background-color="#F3F3F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fo:background-color="#F3F3F3"/>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wrap-option="wrap" style:vertical-align="bottom" fo:background-color="#F3F3F3"/>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style:vertical-align="bottom" fo:background-color="#F3F3F3"/>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21pt" style:font-size-asian="21pt" style:font-size-complex="21pt" fo:color="#00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6pt" style:font-size-asian="16pt" style:font-size-complex="16pt" fo:color="#000000"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1" style:family="text">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12" style:family="text">
      <style:text-properties style:font-name="Arial" style:font-name-asian="Arial" fo:font-weight="bold" style:font-weight-asian="bold" style:font-weight-complex="bold" fo:font-style="normal" style:font-style-asian="normal" style:font-style-complex="normal" style:text-line-through-style="none" fo:font-size="20pt" style:font-size-asian="20pt" style:font-size-complex="20pt" fo:color="#000000"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1" table:default-cell-style-name="ce15" table:number-columns-repeated="253"/>
        <table:table-row table:style-name="ro2">
          <table:table-cell table:style-name="ce21"/>
          <table:table-cell table:style-name="ce22"/>
          <table:table-cell table:style-name="ce23" office:value-type="string">
            <text:p>31.05.16 / M.Nowak</text:p>
          </table:table-cell>
          <table:table-cell table:style-name="ce24" office:value-type="string">
            <text:p>MJ comments (can be deleted with next review)</text:p>
          </table:table-cell>
        </table:table-row>
        <table:table-row table:style-name="ro2">
          <table:table-cell table:style-name="ce25" table:number-columns-spanned="1" table:number-rows-spanned="5" office:value-type="string">
            <text:p>Project documentation</text:p>
          </table:table-cell>
          <table:table-cell table:style-name="ce26" office:value-type="string">
            <text:p>is project info available?</text:p>
          </table:table-cell>
          <table:table-cell table:style-name="ce24" office:value-type="string">
            <text:p>yes</text:p>
          </table:table-cell>
          <table:table-cell table:style-name="ce24"/>
        </table:table-row>
        <table:table-row table:style-name="ro2">
          <table:covered-table-cell/>
          <table:table-cell table:style-name="ce26" office:value-type="string">
            <text:p>is up-to-date?</text:p>
          </table:table-cell>
          <table:table-cell table:style-name="ce27" office:value-type="string">
            <text:p>NO</text:p>
          </table:table-cell>
          <table:table-cell table:style-name="ce24" office:value-type="string">
            <text:p>yeap, I'll ask PM to update that as soon as ASAP</text:p>
          </table:table-cell>
        </table:table-row>
        <table:table-row table:style-name="ro2">
          <table:covered-table-cell/>
          <table:table-cell table:style-name="ce26" office:value-type="string">
            <text:p>does the project info contain all necessary information? 
</text:p>
          </table:table-cell>
          <table:table-cell table:style-name="ce24" office:value-type="string">
            <text:p>yes</text:p>
          </table:table-cell>
        </table:table-row>
        <table:table-row table:style-name="ro2">
          <table:covered-table-cell/>
          <table:table-cell table:style-name="ce26" office:value-type="string">
            <text:p>are mockups available? </text:p>
          </table:table-cell>
          <table:table-cell table:style-name="ce28" office:value-type="string">
            <text:p>yes</text:p>
          </table:table-cell>
        </table:table-row>
        <table:table-row table:style-name="ro3">
          <table:covered-table-cell/>
          <table:table-cell table:style-name="ce30" office:value-type="string">
            <text:p>SUMMARY</text:p>
          </table:table-cell>
          <table:table-cell table:style-name="ce31" office:value-type="string">
            <text:p>Project info contains all necessary data and new template is used. 
Pivotal Tracker is linked instead of JIRA.<text:span text:style-name="T14"/><text:span text:style-name="T0">Password for staging should be kept in 1pass vault, not in the project info.</text:span></text:p>
          </table:table-cell>
          <table:table-cell table:number-columns-repeated="23" table:style-name="ce29"/>
        </table:table-row>
        <table:table-row table:style-name="ro2">
          <table:table-cell table:style-name="ce25" table:number-columns-spanned="1" table:number-rows-spanned="6" office:value-type="string">
            <text:p>QA Checklist</text:p>
          </table:table-cell>
          <table:table-cell table:style-name="ce26" office:value-type="string">
            <text:p>is it available? </text:p>
          </table:table-cell>
          <table:table-cell table:style-name="ce24" office:value-type="string">
            <text:p>yes</text:p>
          </table:table-cell>
        </table:table-row>
        <table:table-row table:style-name="ro2">
          <table:covered-table-cell/>
          <table:table-cell table:style-name="ce26" office:value-type="string">
            <text:p>is it up-to-date? </text:p>
          </table:table-cell>
          <table:table-cell table:style-name="ce24" office:value-type="string">
            <text:p>yes</text:p>
          </table:table-cell>
        </table:table-row>
        <table:table-row table:style-name="ro2">
          <table:covered-table-cell/>
          <table:table-cell table:style-name="ce26" office:value-type="string">
            <text:p>Is it clear? </text:p>
          </table:table-cell>
          <table:table-cell table:style-name="ce24" office:value-type="string">
            <text:p>yes</text:p>
          </table:table-cell>
        </table:table-row>
        <table:table-row table:style-name="ro2">
          <table:covered-table-cell/>
          <table:table-cell table:style-name="ce26" office:value-type="string">
            <text:p>are the key features marked in red? </text:p>
          </table:table-cell>
          <table:table-cell table:style-name="ce24" office:value-type="string">
            <text:p>yes</text:p>
          </table:table-cell>
        </table:table-row>
        <table:table-row table:style-name="ro2">
          <table:covered-table-cell/>
          <table:table-cell table:style-name="ce26" office:value-type="string">
            <text:p>is the checkup done regularly both on staging and after deploy? </text:p>
          </table:table-cell>
          <table:table-cell table:style-name="ce28" office:value-type="string">
            <text:p>checklist is quite new, there are only 2 checkups for now</text:p>
          </table:table-cell>
          <table:table-cell table:style-name="ce24"/>
        </table:table-row>
        <table:table-row table:style-name="ro4">
          <table:covered-table-cell/>
          <table:table-cell table:style-name="ce30" office:value-type="string">
            <text:p>SUMMARY</text:p>
          </table:table-cell>
          <table:table-cell table:style-name="ce31" office:value-type="string">
            <text:p>There is 2 month gap between checkups, but last one was made a week ago, so quite recently.</text:p>
          </table:table-cell>
          <table:table-cell table:style-name="ce32" office:value-type="string">
            <text:p>I will try to make it more often and automatize stuff that can be done</text:p>
          </table:table-cell>
          <table:table-cell table:number-columns-repeated="22" table:style-name="ce29"/>
        </table:table-row>
        <table:table-row table:style-name="ro2">
          <table:table-cell table:style-name="ce25" table:number-columns-spanned="1" table:number-rows-spanned="4" office:value-type="string">
            <text:p>Project functional notes</text:p>
          </table:table-cell>
          <table:table-cell table:style-name="ce26" office:value-type="string">
            <text:p>is the document available? </text:p>
          </table:table-cell>
          <table:table-cell table:style-name="ce24" office:value-type="string">
            <text:p>yes</text:p>
          </table:table-cell>
        </table:table-row>
        <table:table-row table:style-name="ro2">
          <table:covered-table-cell/>
          <table:table-cell table:style-name="ce26" office:value-type="string">
            <text:p>does it contain all necessary data? </text:p>
          </table:table-cell>
          <table:table-cell table:style-name="ce24" office:value-type="string">
            <text:p>yes</text:p>
          </table:table-cell>
        </table:table-row>
        <table:table-row table:style-name="ro2">
          <table:covered-table-cell/>
          <table:table-cell table:style-name="ce26" office:value-type="string">
            <text:p>is it up-to-date?</text:p>
          </table:table-cell>
          <table:table-cell table:style-name="ce28" office:value-type="string">
            <text:p>yes (last edit May 20th)</text:p>
          </table:table-cell>
        </table:table-row>
        <table:table-row table:style-name="ro5">
          <table:covered-table-cell/>
          <table:table-cell table:style-name="ce30" office:value-type="string">
            <text:p>SUMMARY</text:p>
          </table:table-cell>
          <table:table-cell table:style-name="ce31" office:value-type="string">
            <text:p>Pretty impressive functional notes - great job!</text:p>
          </table:table-cell>
          <table:table-cell table:number-columns-repeated="23" table:style-name="ce29"/>
        </table:table-row>
        <table:table-row table:style-name="ro2">
          <table:table-cell table:style-name="ce25" table:number-columns-spanned="1" table:number-rows-spanned="4" office:value-type="string">
            <text:p>Pivotal Tasks/Jira</text:p>
          </table:table-cell>
          <table:table-cell table:style-name="ce26" office:value-type="string">
            <text:p>are the bugs properly described? do they contain commits/PRs?</text:p>
          </table:table-cell>
          <table:table-cell table:style-name="ce28" office:value-type="string">
            <text:p>generally yes, but some tickets (mainly from PM) don't have any description at all</text:p>
          </table:table-cell>
          <table:table-cell table:style-name="ce24" office:value-type="string">
            <text:p>We will try to work on ticket descriptions quality </text:p>
          </table:table-cell>
        </table:table-row>
        <table:table-row table:style-name="ro2">
          <table:covered-table-cell/>
          <table:table-cell table:style-name="ce26" office:value-type="string">
            <text:p>are the bugs properly labeled? </text:p>
          </table:table-cell>
          <table:table-cell table:style-name="ce24" office:value-type="string">
            <text:p>not all of them</text:p>
          </table:table-cell>
        </table:table-row>
        <table:table-row table:style-name="ro2">
          <table:covered-table-cell/>
          <table:table-cell table:style-name="ce26" office:value-type="string">
            <text:p>do the bugs contain screenshots? </text:p>
          </table:table-cell>
          <table:table-cell table:style-name="ce24" office:value-type="string">
            <text:p>yes</text:p>
          </table:table-cell>
        </table:table-row>
        <table:table-row table:style-name="ro6">
          <table:covered-table-cell/>
          <table:table-cell table:style-name="ce30" office:value-type="string">
            <text:p>SUMMARY</text:p>
          </table:table-cell>
          <table:table-cell table:style-name="ce31" office:value-type="string">
            <text:p>Tickets added by QA are very well described, using AS/TO BE pattern and contain screenshots/screencasts. Tickets added by the client/PM are mostly properly described as well. However there are some tickets without any description - like these two: https://www.pivotaltracker.com/story/show/118578823, https://www.pivotaltracker.com/story/show/118578783. 
Some bugs don't have priority labels.
</text:p>
          </table:table-cell>
          <table:table-cell table:number-columns-repeated="23" table:style-name="ce29"/>
        </table:table-row>
        <table:table-row table:style-name="ro2">
          <table:table-cell table:style-name="ce25" table:number-columns-spanned="1" table:number-rows-spanned="4" office:value-type="string">
            <text:p>QA Automation tests</text:p>
          </table:table-cell>
          <table:table-cell table:style-name="ce26" office:value-type="string">
            <text:p>does the project environment allow the implementation of tests written by QA?</text:p>
          </table:table-cell>
          <table:table-cell table:style-name="ce24" office:value-type="string">
            <text:p>yes</text:p>
          </table:table-cell>
        </table:table-row>
        <table:table-row table:style-name="ro2">
          <table:covered-table-cell/>
          <table:table-cell table:style-name="ce26" office:value-type="string">
            <text:p>are the automated tests implemented by QA? </text:p>
          </table:table-cell>
          <table:table-cell table:style-name="ce24" office:value-type="string">
            <text:p>no</text:p>
          </table:table-cell>
        </table:table-row>
        <table:table-row table:style-name="ro2">
          <table:covered-table-cell/>
          <table:table-cell table:style-name="ce26" office:value-type="string">
            <text:p>what framework is used?</text:p>
          </table:table-cell>
          <table:table-cell table:style-name="ce24" office:value-type="string">
            <text:p>rspec, capybara, site-prism</text:p>
          </table:table-cell>
        </table:table-row>
        <table:table-row table:style-name="ro7">
          <table:covered-table-cell/>
          <table:table-cell table:style-name="ce30" office:value-type="string">
            <text:p>SUMMARY</text:p>
          </table:table-cell>
          <table:table-cell table:style-name="ce31" office:value-type="string">
            <text:p>Project environment allows the implementation of tests written by QA - Rspec and Capybara gems are used. Feature specs are written by the developer for now. Michal is a junior QA so he is not writing any specs for now, but he will probably have the abbility to do that in the future :)</text:p>
          </table:table-cell>
          <table:table-cell table:style-name="ce32" office:value-type="string">
            <text:p>sooooon</text:p>
          </table:table-cell>
          <table:table-cell table:number-columns-repeated="22" table:style-name="ce29"/>
        </table:table-row>
        <table:table-row table:style-name="ro2">
          <table:table-cell table:style-name="ce25" table:number-columns-spanned="1" table:number-rows-spanned="3" office:value-type="string">
            <text:p>Bug Bash</text:p>
          </table:table-cell>
          <table:table-cell table:style-name="ce26" office:value-type="string">
            <text:p>is it made regularly? </text:p>
          </table:table-cell>
          <table:table-cell table:style-name="ce24" office:value-type="string">
            <text:p>yes</text:p>
          </table:table-cell>
        </table:table-row>
        <table:table-row table:style-name="ro2">
          <table:covered-table-cell/>
          <table:table-cell table:style-name="ce26" office:value-type="string">
            <text:p>are the bugs added to the Pivotal/Jira?</text:p>
          </table:table-cell>
          <table:table-cell table:style-name="ce24" office:value-type="string">
            <text:p>yes</text:p>
          </table:table-cell>
        </table:table-row>
        <table:table-row table:style-name="ro8">
          <table:covered-table-cell/>
          <table:table-cell table:style-name="ce30" office:value-type="string">
            <text:p>SUMMARY</text:p>
          </table:table-cell>
          <table:table-cell table:style-name="ce32" office:value-type="string">
            <text:p>all good</text:p>
          </table:table-cell>
          <table:table-cell table:number-columns-repeated="23" table:style-name="ce29"/>
        </table:table-row>
        <table:table-row table:style-name="ro2">
          <table:table-cell table:style-name="ce25" table:number-columns-spanned="1" table:number-rows-spanned="4" office:value-type="string">
            <text:p>1password</text:p>
          </table:table-cell>
          <table:table-cell table:style-name="ce26" office:value-type="string">
            <text:p>is the file available?</text:p>
          </table:table-cell>
          <table:table-cell table:style-name="ce24" office:value-type="string">
            <text:p>yes</text:p>
          </table:table-cell>
        </table:table-row>
        <table:table-row table:style-name="ro2">
          <table:covered-table-cell/>
          <table:table-cell table:style-name="ce26" office:value-type="string">
            <text:p>does the file contain all the needed data?</text:p>
          </table:table-cell>
          <table:table-cell table:style-name="ce24" office:value-type="string">
            <text:p>yes</text:p>
          </table:table-cell>
        </table:table-row>
        <table:table-row table:style-name="ro2">
          <table:covered-table-cell/>
          <table:table-cell table:style-name="ce33" office:value-type="string">
            <text:p>do all credentials work?</text:p>
          </table:table-cell>
          <table:table-cell table:style-name="ce28" office:value-type="string">
            <text:p>not all of them - staging credentials have wrong url (url of homepage instead of login page)</text:p>
          </table:table-cell>
          <table:table-cell table:style-name="ce24" office:value-type="string">
            <text:p>I'll check and fix the wrong ones </text:p>
          </table:table-cell>
        </table:table-row>
        <table:table-row table:style-name="ro9">
          <table:covered-table-cell/>
          <table:table-cell table:style-name="ce30" office:value-type="string">
            <text:p>SUMMARY</text:p>
          </table:table-cell>
          <table:table-cell table:style-name="ce31" office:value-type="string">
            <text:p>Credentials for all important accounts are added to 1pass and are up to date, but some accounts have incorrect url address.</text:p>
          </table:table-cell>
          <table:table-cell table:number-columns-repeated="23" table:style-name="ce29"/>
        </table:table-row>
        <table:table-row table:style-name="ro2">
          <table:table-cell table:style-name="ce25" table:number-columns-spanned="1" table:number-rows-spanned="6" office:value-type="string">
            <text:p>Speed</text:p>
          </table:table-cell>
          <table:table-cell table:style-name="ce26" office:value-type="string">
            <text:p>has the project been added to the Calibre app?</text:p>
          </table:table-cell>
          <table:table-cell table:style-name="ce34" office:value-type="string">
            <text:p>yes</text:p>
          </table:table-cell>
        </table:table-row>
        <table:table-row table:style-name="ro2">
          <table:covered-table-cell/>
          <table:table-cell table:style-name="ce26" office:value-type="string">
            <text:p>average speedindex from last snapshot:</text:p>
          </table:table-cell>
          <table:table-cell table:style-name="ce35" office:value-type="float" office:value="4458">
            <text:p>4,458</text:p>
          </table:table-cell>
        </table:table-row>
        <table:table-row table:style-name="ro2">
          <table:covered-table-cell/>
          <table:table-cell table:style-name="ce26" office:value-type="string">
            <text:p>average load time (visually complete):</text:p>
          </table:table-cell>
          <table:table-cell table:style-name="ce34" office:value-type="string">
            <text:p>7,77sec</text:p>
          </table:table-cell>
        </table:table-row>
        <table:table-row table:style-name="ro2">
          <table:covered-table-cell/>
          <table:table-cell table:style-name="ce26" office:value-type="string">
            <text:p>average page size (total transferred data):</text:p>
          </table:table-cell>
          <table:table-cell table:style-name="ce34" office:value-type="string">
            <text:p>2,37MB</text:p>
          </table:table-cell>
        </table:table-row>
        <table:table-row table:style-name="ro2">
          <table:covered-table-cell/>
          <table:table-cell table:style-name="ce26" office:value-type="string">
            <text:p>average pagespeed score:</text:p>
          </table:table-cell>
          <table:table-cell table:style-name="ce34" office:value-type="string">
            <text:p>52/100</text:p>
          </table:table-cell>
        </table:table-row>
        <table:table-row table:style-name="ro5">
          <table:covered-table-cell/>
          <table:table-cell table:style-name="ce36" office:value-type="string">
            <text:p>SUMMARY/possible room for improvement:</text:p>
          </table:table-cell>
          <table:table-cell table:style-name="ce37" office:value-type="string">
            <text:p>Average page size and pagespeed score are ok. Speedindex need to be looked at (it's not tragic, but results below 3000 are desirable). Average load time require some work since acceptable values start at 5 sec. </text:p>
          </table:table-cell>
          <table:table-cell table:style-name="ce32" office:value-type="string">
            <text:p>tickets about page speed are added to jira (critical from calibre app) - althou app have huge problems with performance since code isn't refactored, client want new features before page optimalization </text:p>
          </table:table-cell>
          <table:table-cell table:number-columns-repeated="22" table:style-name="ce29"/>
        </table:table-row>
        <table:table-row table:style-name="ro2">
          <table:table-cell/>
          <table:table-cell table:style-name="ce22"/>
        </table:table-row>
        <table:table-row table:style-name="ro2">
          <table:table-cell table:style-name="ce24"/>
          <table:table-cell table:style-name="ce22"/>
        </table:table-row>
        <table:table-row table:style-name="ro10">
          <table:table-cell table:style-name="ce38" office:value-type="string">
            <text:p>SUMMARY</text:p>
          </table:table-cell>
          <table:table-cell table:style-name="ce39" office:value-type="string">
            <text:p>Good things</text:p>
          </table:table-cell>
          <table:table-cell table:style-name="ce40" office:value-type="string">
            <text:p><text:span text:style-name="T7">- great functional notes!</text:span><text:span text:style-name="T0">- really clear checklist - good job. just keep up with regular checkups.
- regular bugbashes
- tickets are very well described - good QA work
- looks like it's a good project for writing feature specs - stick with it it for the future! ;)</text:span></text:p>
          </table:table-cell>
          <table:table-cell table:number-columns-repeated="23" table:style-name="ce41"/>
        </table:table-row>
        <table:table-row table:style-name="ro8">
          <table:table-cell table:style-name="ce41"/>
          <table:table-cell table:style-name="ce39" office:value-type="string">
            <text:p>Room for improvement</text:p>
          </table:table-cell>
          <table:table-cell table:style-name="ce40" office:value-type="string">
            <text:p><text:span text:style-name="T14">- please update project info doc. I checked Pivotal Tracker instead of Jira because info was outdated. There are 3 Carnival related projects in JIRA (are all of those needed?) so without help from Michał I wouldn't know where too look. 
</text:span><text:span text:style-name="T0">- Because I checked Pivotal some of my suggestions may no longer be relevant (like missing labels). However, please remember about proper descriptions for tickets that are not added by QA. Tickets without description/screenshots may be confusing for new team members.

Small things:
- please change URLs for staging credentials in 1pass vault - they're redirecting to incorrect page
- take a look at the Calibre results - some improvements in speedindex and average load time would be nice.
</text:span></text:p>
          </table:table-cell>
          <table:table-cell table:number-columns-repeated="23" table:style-name="ce41"/>
        </table:table-row>
        <table:table-row table:style-name="ro11">
          <table:table-cell table:style-name="ce41"/>
          <table:table-cell table:style-name="ce39" office:value-type="string">
            <text:p>Potential problems for new QA joining the project</text:p>
          </table:table-cell>
          <table:table-cell table:style-name="ce42" office:value-type="string">
            <text:p>Nothing comes to my mind - great functional notes, very clear checklist and pretty well described tickets should be enough to introduce new QA to the project smoothly.</text:p>
          </table:table-cell>
          <table:table-cell table:number-columns-repeated="23" table:style-name="ce41"/>
        </table:table-row>
        <table:table-row table:style-name="ro3">
          <table:table-cell table:style-name="ce41"/>
          <table:table-cell table:style-name="ce39" office:value-type="string">
            <text:p>Other observations</text:p>
          </table:table-cell>
          <table:table-cell table:style-name="ce43" office:value-type="string">
            <text:p>-</text:p>
          </table:table-cell>
          <table:table-cell table:number-columns-repeated="23" table:style-name="ce41"/>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row table:style-name="ro2">
          <table:table-cell/>
          <table:table-cell table:style-name="ce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Trebuchet MS'" svg:font-family="'Trebuchet MS'"/>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